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a87" officeooo:paragraph-rsid="00015a87"/>
    </style:style>
    <style:style style:name="P2" style:family="paragraph" style:parent-style-name="Standard">
      <style:text-properties officeooo:rsid="00022d3d" officeooo:paragraph-rsid="00022d3d"/>
    </style:style>
    <style:style style:name="P3" style:family="paragraph" style:parent-style-name="Standard">
      <style:text-properties officeooo:rsid="0005432a" officeooo:paragraph-rsid="0005432a"/>
    </style:style>
    <style:style style:name="P4" style:family="paragraph" style:parent-style-name="Standard">
      <style:text-properties officeooo:rsid="0005b7e4" officeooo:paragraph-rsid="0005b7e4"/>
    </style:style>
    <style:style style:name="P5" style:family="paragraph" style:parent-style-name="Standard">
      <style:text-properties officeooo:rsid="0005432a" officeooo:paragraph-rsid="0005432a"/>
    </style:style>
    <style:style style:name="T1" style:family="text">
      <style:text-properties officeooo:rsid="00022d3d"/>
    </style:style>
    <style:style style:name="T2" style:family="text">
      <style:text-properties officeooo:rsid="000399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sario microsserviços </text:p>
      <text:p text:style-name="P1">(todo microsserviço tem seu próprio db)<text:line-break/><text:line-break/>1 – message broker (sistema de mensageria assicrona) </text:p>
      <text:p text:style-name="P1">2 – API Gataway (um aplicação que centraliza as rotas) </text:p>
      <text:p text:style-name="P1">3 – distributed tracing (<text:span text:style-name="T1">traceID, o que tá levando mais tempo )</text:span></text:p>
      <text:p text:style-name="P2">(pergunta de deb Pleno: Usuario fez o pedido, bateu no servidor payment, Stripe gerou uma cobrança, deu certo 200, mas o DB tava fora e não salvou. DB voltou, foi gerado uma nova cobrança. (idPotencia – é a forma de evitar que uma operação seja executada mais de uma vez caso algo falhe e precise ser reprocessado)(?)<text:line-break/>Como evitar que uma operação se repita caso algo falhe durante a operação assicrona dentro de um serviço? </text:p>
      <text:p text:style-name="P2">Como eu implemento uma transação <text:span text:style-name="T2">(comando, requisição)</text:span> que depende de vários servições ao mesmo tempo? <text:line-break/><text:span text:style-name="T2">Como evitar que um serviço lento passe a lentidão para outro serviços? </text:span></text:p>
      <text:p text:style-name="P2"/>
      <text:p text:style-name="P2"/>
      <text:p text:style-name="P3">Próximas aulas: <text:line-break/></text:p>
      <text:p text:style-name="P3">criar nossos serviços <text:line-break/>configurar banco de dados </text:p>
      <text:p text:style-name="P3">falar sobre como vamos estruturar os dados desses diferentes serviços <text:line-break/>consistência eventual </text:p>
      <text:p text:style-name="P3">persistência distribuída <text:line-break/>manter dados coerentes entre micro serviços <text:s/></text:p>
      <text:p text:style-name="P3"/>
      <text:p text:style-name="P4">- segundo dia </text:p>
      <text:p text:style-name="P4"/>
      <text:p text:style-name="P4">(capacidade de aplicar o que eu aprendo)</text:p>
      <text:p text:style-name="P4">não é arquitetura de codigo, é de infraestrutura. (ate de time, talvez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21:44:24.801008466</meta:creation-date>
    <dc:date>2025-06-05T00:34:52.617007439</dc:date>
    <meta:editing-duration>PT2H51M1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187" meta:character-count="1192" meta:non-whitespace-character-count="996"/>
  </office:meta>
</office:document-meta>
</file>